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47237"/>
    </style:style>
    <style:style style:name="P3" style:family="paragraph" style:parent-style-name="Standard">
      <style:paragraph-properties fo:text-align="start" style:justify-single-word="false"/>
      <style:text-properties officeooo:paragraph-rsid="002288a2"/>
    </style:style>
    <style:style style:name="P4" style:family="paragraph" style:parent-style-name="Standard">
      <style:paragraph-properties fo:text-align="start" style:justify-single-word="false"/>
      <style:text-properties officeooo:paragraph-rsid="0025de21"/>
    </style:style>
    <style:style style:name="P5" style:family="paragraph" style:parent-style-name="Standard">
      <style:paragraph-properties fo:text-align="start" style:justify-single-word="false"/>
      <style:text-properties officeooo:paragraph-rsid="002c656c"/>
    </style:style>
    <style:style style:name="P6" style:family="paragraph" style:parent-style-name="Standard">
      <style:paragraph-properties fo:text-align="start" style:justify-single-word="false"/>
      <style:text-properties officeooo:paragraph-rsid="0035b438"/>
    </style:style>
    <style:style style:name="P7" style:family="paragraph" style:parent-style-name="Standard">
      <style:paragraph-properties fo:text-align="start" style:justify-single-word="false"/>
      <style:text-properties officeooo:paragraph-rsid="0039d001"/>
    </style:style>
    <style:style style:name="P8" style:family="paragraph" style:parent-style-name="Standard">
      <style:paragraph-properties fo:text-align="start" style:justify-single-word="false"/>
      <style:text-properties officeooo:paragraph-rsid="00246d99"/>
    </style:style>
    <style:style style:name="P9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</style:style>
    <style:style style:name="P10" style:family="paragraph" style:parent-style-name="Standard">
      <style:text-properties officeooo:rsid="0005c272" officeooo:paragraph-rsid="0005c272"/>
    </style:style>
    <style:style style:name="P11" style:family="paragraph" style:parent-style-name="Standard">
      <style:text-properties officeooo:rsid="0005c272" officeooo:paragraph-rsid="00147237"/>
    </style:style>
    <style:style style:name="P12" style:family="paragraph" style:parent-style-name="Standard">
      <style:text-properties officeooo:rsid="0005c272" officeooo:paragraph-rsid="002288a2"/>
    </style:style>
    <style:style style:name="P13" style:family="paragraph" style:parent-style-name="Standard">
      <style:text-properties officeooo:rsid="0005c272" officeooo:paragraph-rsid="002c656c"/>
    </style:style>
    <style:style style:name="P14" style:family="paragraph" style:parent-style-name="Standard">
      <style:text-properties officeooo:rsid="000669ac" officeooo:paragraph-rsid="000669ac"/>
    </style:style>
    <style:style style:name="P15" style:family="paragraph" style:parent-style-name="Standard">
      <style:text-properties officeooo:rsid="000669ac" officeooo:paragraph-rsid="00147237"/>
    </style:style>
    <style:style style:name="P16" style:family="paragraph" style:parent-style-name="Standard">
      <style:text-properties officeooo:rsid="000669ac" officeooo:paragraph-rsid="002288a2"/>
    </style:style>
    <style:style style:name="P17" style:family="paragraph" style:parent-style-name="Standard">
      <style:text-properties officeooo:rsid="000669ac" officeooo:paragraph-rsid="002c656c"/>
    </style:style>
    <style:style style:name="P18" style:family="paragraph" style:parent-style-name="Standard">
      <style:text-properties officeooo:rsid="0010071a" officeooo:paragraph-rsid="0010071a"/>
    </style:style>
    <style:style style:name="P19" style:family="paragraph" style:parent-style-name="Standard">
      <style:paragraph-properties fo:text-align="start" style:justify-single-word="false"/>
      <style:text-properties officeooo:rsid="0010071a" officeooo:paragraph-rsid="00147237"/>
    </style:style>
    <style:style style:name="P20" style:family="paragraph" style:parent-style-name="Standard">
      <style:paragraph-properties fo:text-align="start" style:justify-single-word="false"/>
      <style:text-properties officeooo:rsid="0010071a" officeooo:paragraph-rsid="002288a2"/>
    </style:style>
    <style:style style:name="P21" style:family="paragraph" style:parent-style-name="Standard">
      <style:paragraph-properties fo:text-align="start" style:justify-single-word="false"/>
      <style:text-properties officeooo:rsid="0010071a" officeooo:paragraph-rsid="002c656c"/>
    </style:style>
    <style:style style:name="P22" style:family="paragraph" style:parent-style-name="Standard">
      <style:text-properties officeooo:rsid="0012f18c" officeooo:paragraph-rsid="0012f18c"/>
    </style:style>
    <style:style style:name="P23" style:family="paragraph" style:parent-style-name="Standard">
      <style:text-properties officeooo:paragraph-rsid="00147237"/>
    </style:style>
    <style:style style:name="P24" style:family="paragraph" style:parent-style-name="Standard">
      <style:text-properties officeooo:paragraph-rsid="0012f18c"/>
    </style:style>
    <style:style style:name="P25" style:family="paragraph" style:parent-style-name="Standard">
      <style:text-properties officeooo:paragraph-rsid="002288a2"/>
    </style:style>
    <style:style style:name="P26" style:family="paragraph" style:parent-style-name="Standard">
      <style:text-properties officeooo:rsid="0025de21" officeooo:paragraph-rsid="0025de21"/>
    </style:style>
    <style:style style:name="P27" style:family="paragraph" style:parent-style-name="Standard">
      <style:paragraph-properties fo:text-align="start" style:justify-single-word="false"/>
      <style:text-properties officeooo:rsid="0027e007" officeooo:paragraph-rsid="0027e007"/>
    </style:style>
    <style:style style:name="P28" style:family="paragraph" style:parent-style-name="Standard">
      <style:text-properties officeooo:paragraph-rsid="002c656c"/>
    </style:style>
    <style:style style:name="P29" style:family="paragraph" style:parent-style-name="Standard">
      <style:paragraph-properties fo:text-align="start" style:justify-single-word="false"/>
      <style:text-properties officeooo:rsid="0026a314" officeooo:paragraph-rsid="0026a314" fo:background-color="#ff33ff"/>
    </style:style>
    <style:style style:name="P30" style:family="paragraph" style:parent-style-name="Standard">
      <style:text-properties officeooo:rsid="002da630" officeooo:paragraph-rsid="002da630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officeooo:paragraph-rsid="00147237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officeooo:paragraph-rsid="0025de21" style:font-size-asian="12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officeooo:paragraph-rsid="002288a2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officeooo:paragraph-rsid="002c656c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officeooo:rsid="0010dec6" officeooo:paragraph-rsid="0010dec6" style:font-size-asian="12pt"/>
    </style:style>
    <style:style style:name="P37" style:family="paragraph" style:parent-style-name="Standard">
      <style:text-properties style:font-name="Times New Roman" fo:font-size="12pt" officeooo:rsid="0012f18c" officeooo:paragraph-rsid="0012f18c" style:font-size-asian="12pt"/>
    </style:style>
    <style:style style:name="P38" style:family="paragraph" style:parent-style-name="Standard">
      <style:text-properties style:font-name="Times New Roman" fo:font-size="12pt" officeooo:paragraph-rsid="0012f18c" style:font-size-asian="12pt"/>
    </style:style>
    <style:style style:name="P39" style:family="paragraph" style:parent-style-name="Standard">
      <style:text-properties style:font-name="Times New Roman" fo:font-size="12pt" officeooo:rsid="002afad2" officeooo:paragraph-rsid="002afad2" style:font-size-asian="12pt"/>
    </style:style>
    <style:style style:name="P40" style:family="paragraph" style:parent-style-name="Standard">
      <style:text-properties style:font-name="Times New Roman" fo:font-size="12pt" officeooo:rsid="002c656c" officeooo:paragraph-rsid="002c656c" style:font-size-asian="12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147237" style:font-size-asian="12pt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246d99" style:font-size-asian="12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2288a2" style:font-size-asian="12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2c656c" style:font-size-asian="12pt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2ea76b" style:font-size-asian="12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officeooo:rsid="0010d0ea" officeooo:paragraph-rsid="0039d001" style:font-size-asian="12pt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officeooo:rsid="00413d50" officeooo:paragraph-rsid="00413d50" style:font-size-asian="12pt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officeooo:rsid="004be8ce" officeooo:paragraph-rsid="004be8ce" style:font-size-asian="12pt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officeooo:rsid="004d8a4a" officeooo:paragraph-rsid="004d8a4a" style:font-size-asian="12pt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officeooo:rsid="002da630" officeooo:paragraph-rsid="002da630" fo:background-color="#ffff00" style:font-size-asian="12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officeooo:rsid="002da630" officeooo:paragraph-rsid="002da630" fo:background-color="#ffffff" style:font-size-asian="12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background-color="#ffff00" style:font-size-asian="12pt"/>
    </style:style>
    <style:style style:name="P53" style:family="paragraph" style:parent-style-name="Standard">
      <style:paragraph-properties fo:text-align="start" style:justify-single-word="false"/>
      <style:text-properties style:font-name="OpenSymbol" fo:font-size="12pt" officeooo:rsid="0005b54f" officeooo:paragraph-rsid="0005b54f" style:font-size-asian="12pt"/>
    </style:style>
    <style:style style:name="P54" style:family="paragraph" style:parent-style-name="Standard">
      <style:paragraph-properties fo:text-align="start" style:justify-single-word="false"/>
      <style:text-properties style:font-name="OpenSymbol" fo:font-size="12pt" officeooo:rsid="0005b54f" officeooo:paragraph-rsid="00147237" style:font-size-asian="12pt"/>
    </style:style>
    <style:style style:name="P55" style:family="paragraph" style:parent-style-name="Standard">
      <style:paragraph-properties fo:text-align="start" style:justify-single-word="false"/>
      <style:text-properties style:font-name="OpenSymbol" fo:font-size="12pt" officeooo:rsid="0005b54f" officeooo:paragraph-rsid="002288a2" style:font-size-asian="12pt"/>
    </style:style>
    <style:style style:name="P56" style:family="paragraph" style:parent-style-name="Standard">
      <style:paragraph-properties fo:text-align="start" style:justify-single-word="false"/>
      <style:text-properties style:font-name="OpenSymbol" fo:font-size="12pt" officeooo:rsid="0005b54f" officeooo:paragraph-rsid="002c656c" style:font-size-asian="12pt"/>
    </style:style>
    <style:style style:name="P57" style:family="paragraph" style:parent-style-name="Standard">
      <style:text-properties style:font-name="OpenSymbol" fo:font-size="12pt" officeooo:rsid="0005c272" officeooo:paragraph-rsid="0010dec6" style:font-size-asian="12pt"/>
    </style:style>
    <style:style style:name="P58" style:family="paragraph" style:parent-style-name="Standard">
      <style:text-properties style:font-name="OpenSymbol" fo:font-size="12pt" officeooo:rsid="0005c272" officeooo:paragraph-rsid="00147237" style:font-size-asian="12pt"/>
    </style:style>
    <style:style style:name="P59" style:family="paragraph" style:parent-style-name="Standard">
      <style:text-properties style:font-name="OpenSymbol" fo:font-size="12pt" officeooo:rsid="0005c272" officeooo:paragraph-rsid="002288a2" style:font-size-asian="12pt"/>
    </style:style>
    <style:style style:name="P60" style:family="paragraph" style:parent-style-name="Standard">
      <style:text-properties style:font-name="OpenSymbol" fo:font-size="12pt" officeooo:rsid="0005c272" officeooo:paragraph-rsid="002c656c" style:font-size-asian="12pt"/>
    </style:style>
    <style:style style:name="P61" style:family="paragraph" style:parent-style-name="Standard">
      <style:paragraph-properties fo:text-align="start" style:justify-single-word="false"/>
      <style:text-properties style:font-name="OpenSymbol" fo:font-size="12pt" officeooo:rsid="002308d9" officeooo:paragraph-rsid="002308d9" style:font-size-asian="12pt"/>
    </style:style>
    <style:style style:name="P62" style:family="paragraph" style:parent-style-name="Standard">
      <style:paragraph-properties fo:text-align="start" style:justify-single-word="false"/>
      <style:text-properties officeooo:rsid="002b9ec4" officeooo:paragraph-rsid="002b9ec4" fo:background-color="#ffff00"/>
    </style:style>
    <style:style style:name="P63" style:family="paragraph" style:parent-style-name="Standard">
      <style:paragraph-properties fo:text-align="start" style:justify-single-word="false"/>
      <style:text-properties fo:background-color="#ffff00"/>
    </style:style>
    <style:style style:name="P64" style:family="paragraph" style:parent-style-name="Standard">
      <style:paragraph-properties fo:text-align="start" style:justify-single-word="false"/>
      <style:text-properties officeooo:paragraph-rsid="002288a2" fo:background-color="#ffff00"/>
    </style:style>
    <style:style style:name="P65" style:family="paragraph" style:parent-style-name="Standard">
      <style:text-properties officeooo:rsid="0005c272" officeooo:paragraph-rsid="0005c272" fo:background-color="#00ff66"/>
    </style:style>
    <style:style style:name="P66" style:family="paragraph" style:parent-style-name="Standard">
      <style:paragraph-properties fo:text-align="start" style:justify-single-word="false"/>
      <style:text-properties fo:background-color="#00ff66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background-color="#00ff66"/>
    </style:style>
    <style:style style:name="P68" style:family="paragraph" style:parent-style-name="Standard">
      <style:paragraph-properties fo:text-align="start" style:justify-single-word="false"/>
      <style:text-properties fo:background-color="#ffffff"/>
    </style:style>
    <style:style style:name="P6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background-color="#ffff00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071a" officeooo:paragraph-rsid="0010071a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2pt" officeooo:paragraph-rsid="0035b438" style:font-size-asian="12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2pt" officeooo:paragraph-rsid="0039d001" style:font-size-asian="12pt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2pt" officeooo:rsid="00298a8e" officeooo:paragraph-rsid="0035b438" style:font-size-asian="12pt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2pt" officeooo:rsid="00298a8e" officeooo:paragraph-rsid="0027e007" style:font-size-asian="12pt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2pt" officeooo:rsid="000b33c5" style:font-size-asian="12pt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2pt" officeooo:rsid="004d8a4a" officeooo:paragraph-rsid="004d8a4a" style:font-size-asian="12pt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2pt" officeooo:rsid="0056ab24" officeooo:paragraph-rsid="0056ab24" style:font-size-asian="12pt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2pt" officeooo:rsid="002b9ec4" officeooo:paragraph-rsid="002b9ec4" fo:background-color="#ffff00" style:font-size-asian="12pt"/>
    </style:style>
    <style:style style:name="P81" style:family="paragraph" style:parent-style-name="Standard">
      <style:text-properties officeooo:rsid="0012f18c" officeooo:paragraph-rsid="0012f18c" fo:background-color="#66ccff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046d55" style:font-size-asian="12pt"/>
    </style:style>
    <style:style style:name="T3" style:family="text">
      <style:text-properties style:font-name="Times New Roman" fo:font-size="12pt" officeooo:rsid="000669ac" style:font-size-asian="12pt"/>
    </style:style>
    <style:style style:name="T4" style:family="text">
      <style:text-properties style:font-name="Times New Roman" fo:font-size="12pt" officeooo:rsid="000792bf" style:font-size-asian="12pt"/>
    </style:style>
    <style:style style:name="T5" style:family="text">
      <style:text-properties style:font-name="Times New Roman" fo:font-size="12pt" officeooo:rsid="0009884f" style:font-size-asian="12pt"/>
    </style:style>
    <style:style style:name="T6" style:family="text">
      <style:text-properties style:font-name="Times New Roman" fo:font-size="12pt" officeooo:rsid="000b33c5" style:font-size-asian="12pt"/>
    </style:style>
    <style:style style:name="T7" style:family="text">
      <style:text-properties style:font-name="Times New Roman" fo:font-size="12pt" officeooo:rsid="000ba163" style:font-size-asian="12pt"/>
    </style:style>
    <style:style style:name="T8" style:family="text">
      <style:text-properties style:font-name="Times New Roman" fo:font-size="12pt" officeooo:rsid="000d7697" style:font-size-asian="12pt"/>
    </style:style>
    <style:style style:name="T9" style:family="text">
      <style:text-properties style:font-name="Times New Roman" fo:font-size="12pt" officeooo:rsid="000e3598" style:font-size-asian="12pt"/>
    </style:style>
    <style:style style:name="T10" style:family="text">
      <style:text-properties style:font-name="Times New Roman" fo:font-size="12pt" officeooo:rsid="000e5d2f" style:font-size-asian="12pt"/>
    </style:style>
    <style:style style:name="T11" style:family="text">
      <style:text-properties style:font-name="Times New Roman" fo:font-size="12pt" officeooo:rsid="0010969a" style:font-size-asian="12pt"/>
    </style:style>
    <style:style style:name="T12" style:family="text">
      <style:text-properties style:font-name="Times New Roman" fo:font-size="12pt" officeooo:rsid="0010d0ea" style:font-size-asian="12pt"/>
    </style:style>
    <style:style style:name="T13" style:family="text">
      <style:text-properties style:font-name="Times New Roman" fo:font-size="12pt" officeooo:rsid="0010dec6" style:font-size-asian="12pt"/>
    </style:style>
    <style:style style:name="T14" style:family="text">
      <style:text-properties style:font-name="Times New Roman" fo:font-size="12pt" officeooo:rsid="00114e13" style:font-size-asian="12pt"/>
    </style:style>
    <style:style style:name="T15" style:family="text">
      <style:text-properties style:font-name="Times New Roman" fo:font-size="12pt" officeooo:rsid="001174c6" style:font-size-asian="12pt"/>
    </style:style>
    <style:style style:name="T16" style:family="text">
      <style:text-properties style:font-name="Times New Roman" fo:font-size="12pt" officeooo:rsid="0012f18c" style:font-size-asian="12pt"/>
    </style:style>
    <style:style style:name="T17" style:family="text">
      <style:text-properties style:font-name="Times New Roman" fo:font-size="12pt" officeooo:rsid="001f7af3" style:font-size-asian="12pt"/>
    </style:style>
    <style:style style:name="T18" style:family="text">
      <style:text-properties style:font-name="Times New Roman" fo:font-size="12pt" officeooo:rsid="00215de6" style:font-size-asian="12pt"/>
    </style:style>
    <style:style style:name="T19" style:family="text">
      <style:text-properties style:font-name="Times New Roman" fo:font-size="12pt" officeooo:rsid="00246d99" style:font-size-asian="12pt"/>
    </style:style>
    <style:style style:name="T20" style:family="text">
      <style:text-properties style:font-name="Times New Roman" fo:font-size="12pt" officeooo:rsid="0025de21" style:font-size-asian="12pt"/>
    </style:style>
    <style:style style:name="T21" style:family="text">
      <style:text-properties style:font-name="Times New Roman" fo:font-size="12pt" officeooo:rsid="00298a8e" style:font-size-asian="12pt"/>
    </style:style>
    <style:style style:name="T22" style:family="text">
      <style:text-properties style:font-name="Times New Roman" fo:font-size="12pt" officeooo:rsid="0035b438" style:font-size-asian="12pt"/>
    </style:style>
    <style:style style:name="T23" style:family="text">
      <style:text-properties style:font-name="Times New Roman" fo:font-size="12pt" officeooo:rsid="003d38cf" style:font-size-asian="12pt"/>
    </style:style>
    <style:style style:name="T24" style:family="text">
      <style:text-properties style:font-name="Times New Roman" fo:font-size="12pt" officeooo:rsid="004fd3f3" style:font-size-asian="12pt"/>
    </style:style>
    <style:style style:name="T25" style:family="text">
      <style:text-properties style:font-name="Times New Roman" fo:font-size="12pt" officeooo:rsid="005633a1" style:font-size-asian="12pt"/>
    </style:style>
    <style:style style:name="T26" style:family="text">
      <style:text-properties style:font-name="OpenSymbol" fo:font-size="12pt" style:font-size-asian="12pt"/>
    </style:style>
    <style:style style:name="T27" style:family="text">
      <style:text-properties officeooo:rsid="004b0fad"/>
    </style:style>
    <style:style style:name="T28" style:family="text">
      <style:text-properties officeooo:rsid="004d8a4a"/>
    </style:style>
    <style:style style:name="T29" style:family="text">
      <style:text-properties officeooo:rsid="004fb3dd"/>
    </style:style>
    <style:style style:name="T30" style:family="text">
      <style:text-properties officeooo:rsid="005648f4"/>
    </style:style>
    <style:style style:name="T31" style:family="text">
      <style:text-properties officeooo:rsid="0056a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ous sont des Humains, ils ont donc des certaines caractéristiques</text:p>
      <text:p text:style-name="P1"><text:span text:style-name="T1">communes et d'autres spécifiques, au minimum dans les caractéristiques communes nous aurons </text:span><text:span text:style-name="T20">peux se faire exclure </text:span><text:span text:style-name="T21">:etreExclue</text:span></text:p>
      <text:p text:style-name="P27"><text:span text:style-name="T20">p</text:span><text:span text:style-name="T1">eux ne pas etre servie:</text:span><text:span text:style-name="T21">etreServi</text:span></text:p>
      <text:p text:style-name="P73">Les Clients consomment évidemment plus lorsque la Serveuse est charmante,</text:p>
      <text:p text:style-name="P6"><text:span text:style-name="T22">E</text:span><text:span text:style-name="T1">t lui offrent plus souvent à boire.</text:span></text:p>
      <text:p text:style-name="P75">Par contre si c'est un Serveur costaud qui s'occupe d'eux ils se tiennent plutôt raisonnablement (sauf s'ils sont populaire auquel cas ils se permettent d'abuser un peu).</text:p>
      <text:p text:style-name="P76"/>
      <text:p text:style-name="P53">Humain</text:p>
      <text:p text:style-name="P66"><text:span text:style-name="T26">• </text:span><text:span text:style-name="T1">Un prénom, </text:span><text:span text:style-name="T2">final</text:span></text:p>
      <text:p text:style-name="P66"><text:span text:style-name="T26">• </text:span><text:span text:style-name="T1">Un surnom</text:span></text:p>
      <text:p text:style-name="P66"><text:span text:style-name="T26">• </text:span><text:span text:style-name="T1">Un porte-monnaie</text:span></text:p>
      <text:p text:style-name="P63"><text:span text:style-name="T26">• </text:span><text:span text:style-name="T1">une cote de popularité </text:span><text:span text:style-name="T2">(modifié par action)? </text:span><text:span text:style-name="T23">Quelles action?</text:span></text:p>
      <text:p text:style-name="P66"><text:span text:style-name="T26">• </text:span><text:span text:style-name="T1">un cri significatif</text:span></text:p>
      <text:p text:style-name="Standard"/>
      <text:p text:style-name="P14"/>
      <text:p text:style-name="P77"><text:tab/></text:p>
      <text:p text:style-name="P66"><text:span text:style-name="T26">• </text:span><text:span text:style-name="T1">boire</text:span><text:span text:style-name="T4">(Boisson):</text:span><text:span text:style-name="T14">this.alcolémie,</text:span><text:span text:style-name="T15">this.porteMonnaie</text:span></text:p>
      <text:p text:style-name="P63"><text:span text:style-name="T26">• </text:span><text:span text:style-name="T1">payer</text:span><text:span text:style-name="T5">(Humain) (type serveur)// </text:span><text:span text:style-name="T24">seul cas du serveur traité</text:span></text:p>
      <text:p text:style-name="P1"><text:span text:style-name="T26">• </text:span><text:span text:style-name="T1">offrir un verre à quelqu'un</text:span><text:span text:style-name="T7">(Humain,this.porte-monnaie):</text:span><text:span text:style-name="T8">Stock,</text:span></text:p>
      <text:p text:style-name="P9"><text:span text:style-name="T26">• </text:span><text:span text:style-name="T1">se présenter</text:span><text:span text:style-name="T8">(alcolémie): </text:span><text:span text:style-name="T25">voir AbstractClient</text:span></text:p>
      <text:p text:style-name="Standard"/>
      <text:p text:style-name="P10">Client</text:p>
      <text:p text:style-name="P57"/>
      <text:p text:style-name="P65"><text:span text:style-name="T26">• </text:span><text:span text:style-name="T1">Une boisson favorite</text:span></text:p>
      <text:p text:style-name="P69"><text:span text:style-name="T26">• </text:span><text:span text:style-name="T1">Une boisson favorite de secours (au cas où le bar tombe en rupture de stock de la</text:span></text:p>
      <text:p text:style-name="P52">boisson favorite)</text:p>
      <text:p text:style-name="P67"><text:span text:style-name="T26">• </text:span><text:span text:style-name="T1">un niveau représentant sont degré d’alcoolémie</text:span></text:p>
      <text:p text:style-name="P68"><text:span text:style-name="T26">• </text:span><text:span text:style-name="T1">la possibilité de se faire offrir un verre </text:span></text:p>
      <text:p text:style-name="P70"><text:span text:style-name="T26">• </text:span><text:span text:style-name="T1">une manière de se présenter complémentaire</text:span></text:p>
      <text:p text:style-name="P71"><text:span text:style-name="T26">• </text:span><text:span text:style-name="T1">regularité </text:span><text:span text:style-name="T11">//permet de devenir une femme </text:span><text:span text:style-name="T12">et inversement</text:span></text:p>
      <text:p text:style-name="P36"/>
      <text:p text:style-name="P10"><text:tab/></text:p>
      <text:p text:style-name="P10">La fonction sex fait partie de l'interface HommeOuFemme à redéfinir (ex: getMaxN)</text:p>
      <text:p text:style-name="P18">OU séparer la déclaration: décision la plus simple.</text:p>
      <text:p text:style-name="P18"/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1">Barman</text:p>
      <text:p text:style-name="P37">le seul qui a accès aux stocks du bar</text:p>
      <text:p text:style-name="P24"><text:soft-page-break/><text:span text:style-name="T16">il ne boit rien d'autre que des boissons sans </text:span><text:span text:style-name="T1">alcool</text:span></text:p>
      <text:p text:style-name="P38">il ne paye pas ses consommations mais peut se faire offrir à boire</text:p>
      <text:p text:style-name="P24"><text:span text:style-name="T17">C</text:span><text:span text:style-name="T1">as exceptionnels client régulier qui dépense beaucoup, il peut offrir un verre qu'il règle.</text:span></text:p>
      <text:p text:style-name="P38">Il est le seul à gérer la Caisse</text:p>
      <text:p text:style-name="P8"><text:span text:style-name="T1">Barman </text:span><text:span text:style-name="T19">peut donner la caisse</text:span></text:p>
      <text:p text:style-name="P38">Il peut donc <text:tab/> de l'argent des Clients et des Serveurs, et rendre la monnaie</text:p>
      <text:p text:style-name="P24"><text:span text:style-name="T18">T</text:span><text:span text:style-name="T1">outes ses phrases par « coco »</text:span></text:p>
      <text:p text:style-name="P39">Accès etreExclu, etreServi</text:p>
      <text:p text:style-name="P40">peut Exclure</text:p>
      <text:p text:style-name="P22"/>
      <text:p text:style-name="P54">Humain</text:p>
      <text:p text:style-name="P2"><text:span text:style-name="T26">• </text:span><text:span text:style-name="T1">Un prénom, </text:span><text:span text:style-name="T2">final</text:span></text:p>
      <text:p text:style-name="P2"><text:span text:style-name="T26">• </text:span><text:span text:style-name="T1">Un surnom</text:span></text:p>
      <text:p text:style-name="P2"><text:span text:style-name="T26">• </text:span><text:span text:style-name="T1">Un porte-monnaie</text:span></text:p>
      <text:p text:style-name="P2"><text:span text:style-name="T26">• </text:span><text:span text:style-name="T1">une cote de popularité </text:span><text:span text:style-name="T2">(modifié par action)</text:span></text:p>
      <text:p text:style-name="P2"><text:span text:style-name="T26">• </text:span><text:span text:style-name="T1">un cri significatif</text:span></text:p>
      <text:p text:style-name="P23"/>
      <text:p text:style-name="P15"/>
      <text:p text:style-name="P2"><text:span text:style-name="T26">• </text:span><text:span text:style-name="T1">parler</text:span><text:span text:style-name="T3">(Humain,</text:span><text:span text:style-name="T13">Humain.sex</text:span><text:span text:style-name="T3">,</text:span><text:span text:style-name="T9">this.alc</text:span><text:span text:style-name="T10">ollémie,</text:span><text:span text:style-name="T13"> this.sex</text:span><text:span text:style-name="T3">) <text:s/></text:span><text:span text:style-name="T1"><text:s/></text:span><text:span text:style-name="T3">(client, serveur</text:span><text:span text:style-name="T6">)</text:span></text:p>
      <text:p text:style-name="P2"><text:span text:style-name="T26">• </text:span><text:span text:style-name="T1">boire</text:span><text:span text:style-name="T4">(Boisson):</text:span><text:span text:style-name="T14">this.alcolémie,</text:span><text:span text:style-name="T15">this.porteMonnaie</text:span></text:p>
      <text:p text:style-name="P2"><text:span text:style-name="T26">• </text:span><text:span text:style-name="T1">payer</text:span><text:span text:style-name="T5">(Humain) (type serveur)</text:span></text:p>
      <text:p text:style-name="P2"><text:span text:style-name="T26">• </text:span><text:span text:style-name="T1">offrir un verre à quelqu'un</text:span><text:span text:style-name="T7">(Humain,this.porte-monnaie):</text:span><text:span text:style-name="T8">Stock,</text:span></text:p>
      <text:p text:style-name="P2"><text:span text:style-name="T26">• </text:span><text:span text:style-name="T1">se présenter</text:span><text:span text:style-name="T8">(alcolémie):</text:span></text:p>
      <text:p text:style-name="P23"/>
      <text:p text:style-name="P23"/>
      <text:p text:style-name="P11">Client</text:p>
      <text:p text:style-name="P58"/>
      <text:p text:style-name="P11"><text:span text:style-name="T26">• </text:span><text:span text:style-name="T1">Une boisson favorite</text:span></text:p>
      <text:p text:style-name="P2"><text:span text:style-name="T26">• </text:span><text:span text:style-name="T1">Une boisson favorite de secours (au cas où le bar tombe en rupture de stock de la</text:span></text:p>
      <text:p text:style-name="P32">boisson favorite)</text:p>
      <text:p text:style-name="P2"><text:span text:style-name="T26">• </text:span><text:span text:style-name="T1">un niveau représentant sont degré d’alcoolémie</text:span></text:p>
      <text:p text:style-name="P2"><text:span text:style-name="T26">• </text:span><text:span text:style-name="T1">la possibilité de se faire offrir un verre</text:span></text:p>
      <text:p text:style-name="P2"><text:span text:style-name="T26">• </text:span><text:span text:style-name="T1">une manière de se présenter complémentaire</text:span></text:p>
      <text:p text:style-name="P19"><text:span text:style-name="T26">• </text:span><text:span text:style-name="T1">regularité </text:span><text:span text:style-name="T11">//permet de devenir une femme </text:span><text:span text:style-name="T12">et inversement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9"><text:soft-page-break/><text:span text:style-name="T12">P</text:span><text:span text:style-name="T1">ATRONNE</text:span></text:p>
      <text:p text:style-name="P42">La patronne donc, peut être une Cliente</text:p>
      <text:p text:style-name="P4"><text:span text:style-name="T20">R</text:span><text:span text:style-name="T12">écupérer l'argent de la </text:span><text:span text:style-name="T1">Caisse que le Barman lui donne lorsqu'il y a trop de liquidité dans celle-ci. </text:span></text:p>
      <text:p text:style-name="P33">offrir à boire (mais dans ce cas là elle n'a rien à payer), </text:p>
      <text:p text:style-name="P33">ordonner au Barman/Serveur de ne plus servir un client qui n'est visiblement plus en état, enfin </text:p>
      <text:p text:style-name="P33">elle peut faire exclure (temporairement bien sûr) un client qui fait de la résistance.</text:p>
      <text:p text:style-name="P41"/>
      <text:p text:style-name="P61">Patronne</text:p>
      <text:p text:style-name="P55">Humain</text:p>
      <text:p text:style-name="P3"><text:span text:style-name="T26">• </text:span><text:span text:style-name="T1">Un prénom, </text:span><text:span text:style-name="T2">final</text:span></text:p>
      <text:p text:style-name="P3"><text:span text:style-name="T26">• </text:span><text:span text:style-name="T1">Un surnom</text:span></text:p>
      <text:p text:style-name="P3"><text:span text:style-name="T26">• </text:span><text:span text:style-name="T1">Un porte-monnaie</text:span></text:p>
      <text:p text:style-name="P3"><text:span text:style-name="T26">• </text:span><text:span text:style-name="T1">une cote de popularité </text:span><text:span text:style-name="T2">(modifié par action)</text:span></text:p>
      <text:p text:style-name="P3"><text:span text:style-name="T26">• </text:span><text:span text:style-name="T1">un cri significatif</text:span></text:p>
      <text:p text:style-name="P25"/>
      <text:p text:style-name="P16"/>
      <text:p text:style-name="P3"><text:span text:style-name="T26">• </text:span><text:span text:style-name="T1">parler</text:span><text:span text:style-name="T3">(Humain,</text:span><text:span text:style-name="T13">Humain.sex</text:span><text:span text:style-name="T3">,</text:span><text:span text:style-name="T9">this.alc</text:span><text:span text:style-name="T10">ollémie,</text:span><text:span text:style-name="T13"> this.sex</text:span><text:span text:style-name="T3">) <text:s/></text:span><text:span text:style-name="T1"><text:s/></text:span><text:span text:style-name="T3">(client, serveur</text:span><text:span text:style-name="T6">)</text:span></text:p>
      <text:p text:style-name="P64"><text:span text:style-name="T26">• </text:span><text:span text:style-name="T1">boire</text:span><text:span text:style-name="T4">(Boisson):</text:span><text:span text:style-name="T14">this.alcolémie,</text:span><text:span text:style-name="T15">this.porteMonnaie</text:span></text:p>
      <text:p text:style-name="P64"><text:span text:style-name="T26">• </text:span><text:span text:style-name="T1">payer</text:span><text:span text:style-name="T5">(Humain) (type serveur)</text:span></text:p>
      <text:p text:style-name="P3"><text:span text:style-name="T26">• </text:span><text:span text:style-name="T1">offrir un verre à quelqu'un</text:span><text:span text:style-name="T7">(Humain,this.porte-monnaie):</text:span><text:span text:style-name="T8">Stock,</text:span></text:p>
      <text:p text:style-name="P3"><text:span text:style-name="T26">• </text:span><text:span text:style-name="T1">se présenter</text:span><text:span text:style-name="T8">(alcolémie):</text:span></text:p>
      <text:p text:style-name="P25"/>
      <text:p text:style-name="P25"><text:tab/></text:p>
      <text:p text:style-name="P12">Client</text:p>
      <text:p text:style-name="P59"/>
      <text:p text:style-name="P12"><text:span text:style-name="T26">• </text:span><text:span text:style-name="T1">Une boisson favorite</text:span></text:p>
      <text:p text:style-name="P3"><text:span text:style-name="T26">• </text:span><text:span text:style-name="T1">Une boisson favorite de secours (au cas où le bar tombe en rupture de stock de la</text:span></text:p>
      <text:p text:style-name="P34">boisson favorite)</text:p>
      <text:p text:style-name="P3"><text:span text:style-name="T26">• </text:span><text:span text:style-name="T1">un niveau représentant sont degré d’alcoolémie</text:span></text:p>
      <text:p text:style-name="P3"><text:span text:style-name="T26">• </text:span><text:span text:style-name="T1">la possibilité de se faire offrir un verre</text:span></text:p>
      <text:p text:style-name="P3"><text:span text:style-name="T26">• </text:span><text:span text:style-name="T1">une manière de se présenter complémentaire</text:span></text:p>
      <text:p text:style-name="P20"><text:span text:style-name="T26">• </text:span><text:span text:style-name="T1">regularité </text:span><text:span text:style-name="T11">//permet de devenir une femme </text:span><text:span text:style-name="T12">et inversement</text:span></text:p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62"><text:span text:style-name="T12">S</text:span><text:span text:style-name="T1">ERVEUR</text:span></text:p>
      <text:p text:style-name="P80"/>
      <text:p text:style-name="P62"/>
      <text:p text:style-name="P51">Pour ce qui est des Serveurs/Serveuses, nous distinguerons les Hommes des Femmes par la taille du</text:p>
      <text:p text:style-name="P31">biceps des premier (il en faut pour virer les clients) et le coefficient de charme des serveuses.</text:p>
      <text:p text:style-name="P1"><text:span text:style-name="T1">Dans tous les cas les Serveurs ne consomment rien d'autre que de l'eau. </text:span><text:span text:style-name="T22">Override boire</text:span></text:p>
      <text:p text:style-name="P31">Les Clients consomment évidemment plus lorsque la Serveuse est charmante,</text:p>
      <text:p text:style-name="P1"><text:span text:style-name="T22">E</text:span><text:span text:style-name="T1">t lui offrent plus souvent à boire.</text:span></text:p>
      <text:p text:style-name="P31">Par contre si c'est un Serveur costaud qui s'occupe d'eux ils se tiennent plutôt raisonnablement (sauf s'ils sont populaire auquel cas ils se permettent d'abuser un peu).</text:p>
      <text:p text:style-name="P31"/>
      <text:p text:style-name="P31"/>
      <text:p text:style-name="P31"/>
      <text:p text:style-name="P50"/>
      <text:p text:style-name="P56">Humain</text:p>
      <text:p text:style-name="P5"><text:span text:style-name="T26">• </text:span><text:span text:style-name="T1">Un prénom, </text:span><text:span text:style-name="T2">final</text:span></text:p>
      <text:p text:style-name="P5"><text:span text:style-name="T26">• </text:span><text:span text:style-name="T1">Un surnom</text:span></text:p>
      <text:p text:style-name="P5"><text:span text:style-name="T26">• </text:span><text:span text:style-name="T1">Un porte-monnaie</text:span></text:p>
      <text:p text:style-name="P5"><text:span text:style-name="T26">• </text:span><text:span text:style-name="T1">une cote de popularité </text:span><text:span text:style-name="T2">(modifié par action)</text:span></text:p>
      <text:p text:style-name="P5"><text:span text:style-name="T26">• </text:span><text:span text:style-name="T1">un cri significatif</text:span></text:p>
      <text:p text:style-name="P28"/>
      <text:p text:style-name="P30">Peut exclure</text:p>
      <text:p text:style-name="P30">accès à etreExclu , etreServi</text:p>
      <text:p text:style-name="P17"/>
      <text:p text:style-name="P5"><text:span text:style-name="T26">• </text:span><text:span text:style-name="T1">parler</text:span><text:span text:style-name="T3">(Humain,</text:span><text:span text:style-name="T13">Humain.sex</text:span><text:span text:style-name="T3">,</text:span><text:span text:style-name="T9">this.alc</text:span><text:span text:style-name="T10">ollémie,</text:span><text:span text:style-name="T13"> this.sex</text:span><text:span text:style-name="T3">) <text:s/></text:span><text:span text:style-name="T1"><text:s/></text:span><text:span text:style-name="T3">(client, serveur</text:span><text:span text:style-name="T6">)</text:span></text:p>
      <text:p text:style-name="P5"><text:span text:style-name="T26">• </text:span><text:span text:style-name="T1">boire</text:span><text:span text:style-name="T4">(Boisson):</text:span><text:span text:style-name="T14">this.alcolémie,</text:span><text:span text:style-name="T15">this.porteMonnaie</text:span></text:p>
      <text:p text:style-name="P5"><text:span text:style-name="T26">• </text:span><text:span text:style-name="T1">payer</text:span><text:span text:style-name="T5">(Humain) (type serveur)</text:span></text:p>
      <text:p text:style-name="P5"><text:span text:style-name="T26">• </text:span><text:span text:style-name="T1">offrir un verre à quelqu'un</text:span><text:span text:style-name="T7">(Humain,this.porte-monnaie):</text:span><text:span text:style-name="T8">Stock,</text:span></text:p>
      <text:p text:style-name="P5"><text:span text:style-name="T26">• </text:span><text:span text:style-name="T1">se présenter</text:span><text:span text:style-name="T8">(alcolémie):</text:span></text:p>
      <text:p text:style-name="P28"/>
      <text:p text:style-name="P28"/>
      <text:p text:style-name="P13">Client</text:p>
      <text:p text:style-name="P60"/>
      <text:p text:style-name="P13"><text:span text:style-name="T26">• </text:span><text:span text:style-name="T1">Une boisson favorite</text:span></text:p>
      <text:p text:style-name="P5"><text:span text:style-name="T26">• </text:span><text:span text:style-name="T1">Une boisson favorite de secours (au cas où le bar tombe en rupture de stock de la</text:span></text:p>
      <text:p text:style-name="P35">boisson favorite)</text:p>
      <text:p text:style-name="P5"><text:span text:style-name="T26">• </text:span><text:span text:style-name="T1">un niveau représentant sont degré d’alcoolémie</text:span></text:p>
      <text:p text:style-name="P5"><text:span text:style-name="T26">• </text:span><text:span text:style-name="T1">la possibilité de se faire offrir un verre</text:span></text:p>
      <text:p text:style-name="P5"><text:span text:style-name="T26">• </text:span><text:span text:style-name="T1">une manière de se présenter complémentaire</text:span></text:p>
      <text:p text:style-name="P21"><text:span text:style-name="T26">• </text:span><text:span text:style-name="T1">regularité </text:span><text:span text:style-name="T11">//permet de devenir une femme </text:span><text:span text:style-name="T12">et inversement</text:span></text:p>
      <text:p text:style-name="P44"/>
      <text:p text:style-name="P44"/>
      <text:p text:style-name="P44"/>
      <text:p text:style-name="P45"/>
      <text:p text:style-name="P45"/>
      <text:p text:style-name="P46">Le Fournisseur ne fait rien d'autre que recevoir une commande d'un Barman, </text:p>
      <text:p text:style-name="P46">livrer, </text:p>
      <text:p text:style-name="P7"><text:soft-page-break/><text:span text:style-name="T12">et se faire payer </text:span><text:span text:style-name="T1">par la Patronne.</text:span></text:p>
      <text:p text:style-name="P46"/>
      <text:p text:style-name="P46">Le Bar propose a donc un nom (généralement « Chez nom_de_la_patronne »,</text:p>
      <text:p text:style-name="P7"><text:span text:style-name="T12"><text:s/>une Patronne, du </text:span><text:span text:style-name="T1">personnel,</text:span></text:p>
      <text:p text:style-name="P74"><text:s/>des Clients, </text:p>
      <text:p text:style-name="P74">des Tables (maximum 4 personnes peuvent s'asseoir à une table), </text:p>
      <text:p text:style-name="P74"><text:s/>un ensemble de consommation proposées.</text:p>
      <text:p text:style-name="P74"/>
      <text:p text:style-name="P74">Les Boissons peuvent être avec ou sans alcool, </text:p>
      <text:p text:style-name="P74">pour chaque boisson alcoolisée un nombre de points d'alcool qu'ingurgitera le Client par verre. Chaque boisson a un prix de vente</text:p>
      <text:p text:style-name="P74"><text:s/>et unprix d'achat.</text:p>
      <text:p text:style-name="P45"/>
      <text:p text:style-name="P45"/>
      <text:p text:style-name="P45"/>
      <text:p text:style-name="P45"/>
      <text:p text:style-name="P47">Objectif1: <text:span text:style-name="T27">Faire un client commander une boisson à un serveur</text:span></text:p>
      <text:p text:style-name="P47">-commander une boisson</text:p>
      <text:p text:style-name="P47">-payer la boisson</text:p>
      <text:p text:style-name="P47">-boire la boisson</text:p>
      <text:p text:style-name="P48"/>
      <text:p text:style-name="P48">Objectif 2: Faire le serveur rapporter l'argent au barman <text:span text:style-name="T28">puis mettre dans la Caisse</text:span></text:p>
      <text:p text:style-name="P49">-donner monnaie <text:span text:style-name="T29">au barman</text:span></text:p>
      <text:p text:style-name="P49">-<text:span text:style-name="T29">mettre la monnaie dans la caisse</text:span></text:p>
      <text:p text:style-name="P49"/>
      <text:p text:style-name="P49">-<text:span text:style-name="T30">créer le Stockage :exitse// get qt// set qt //</text:span></text:p>
      <text:p text:style-name="P79">-créer des tests pour abst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11M9S</meta:editing-duration>
    <meta:editing-cycles>64</meta:editing-cycles>
    <meta:generator>LibreOffice/4.4.3.2$Windows_x86 LibreOffice_project/88805f81e9fe61362df02b9941de8e38a9b5fd16</meta:generator>
    <dc:date>2017-11-02T18:08:49.471000000</dc:date>
    <meta:document-statistic meta:table-count="0" meta:image-count="0" meta:object-count="0" meta:page-count="5" meta:paragraph-count="133" meta:word-count="898" meta:character-count="5686" meta:non-whitespace-character-count="4894"/>
    <meta:user-defined meta:name="Info 1"/>
    <meta:user-defined meta:name="Info 2"/>
    <meta:user-defined meta:name="Info 3"/>
    <meta:user-defined meta:name="Info 4"/>
  </office:meta>
</office:document-meta>
</file>